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1.90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7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a(t)</text:p>
          </table:table-cell>
          <table:table-cell table:style-name="ce7" office:value-type="string">
            <text:p>at &lt;-function(t) c(9*t^2/(1 + t^2) + 1)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a/dt</text:p>
          </table:table-cell>
          <table:table-cell table:style-name="ce7" office:value-type="string">
            <text:p>dadt &lt;- function(t) c(9*(2*t^1)/(t^2 + 1)*(1 - t^2/(t^2 + 1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020" table:default-cell-style-name="ce3"/>
        <table:table-row table:style-name="ro2">
          <table:table-cell table:style-name="ce7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7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.35">
            <text:p>0,35</text:p>
          </table:table-cell>
          <table:table-cell table:style-name="ce7" office:value-type="float" office:value="0.4">
            <text:p>0,4</text:p>
          </table:table-cell>
          <table:table-cell table:style-name="ce7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04T16:37:37Z</meta:creation-date>
    <dc:date>2025-06-09T14:36:58.87</dc:date>
    <meta:editing-cycles>98</meta:editing-cycles>
    <meta:editing-duration>PT7M7S</meta:editing-duration>
    <dc:creator>Hugo </dc:creator>
    <meta:document-statistic meta:table-count="8" meta:cell-count="93" meta:object-count="0"/>
  </office:meta>
</office:document-meta>
</file>